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48D1141088D1D6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384cm, 7.769cm, 16.617cm, 10.60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499cm" svg:height="11.745cm" svg:x="0.101cm" svg:y="0.1cm">
          <draw:image xlink:href="Pictures/10000000000005E8000007E0348D1141088D1D6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15:51.459473384</dc:date>
    <meta:editing-duration>PT3M26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